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7000001EE47242EB0.png"/>
  <manifest:file-entry manifest:media-type="image/png" manifest:full-path="Pictures/100002010000036D000001F29FD45716.png"/>
  <manifest:file-entry manifest:media-type="image/png" manifest:full-path="Pictures/1000020100000367000001EC251DA189.png"/>
  <manifest:file-entry manifest:media-type="image/png" manifest:full-path="Pictures/1000020100000367000001E8B11AB801.png"/>
  <manifest:file-entry manifest:media-type="image/png" manifest:full-path="Pictures/1000020100000369000001EDFE3C2942.png"/>
  <manifest:file-entry manifest:media-type="image/png" manifest:full-path="Pictures/1000020100000365000001E64DA12727.png"/>
  <manifest:file-entry manifest:media-type="image/png" manifest:full-path="Pictures/1000020100000367000001ECD5678EB5.png"/>
  <manifest:file-entry manifest:media-type="image/png" manifest:full-path="Pictures/1000020100000365000001E440A2C8D5.png"/>
  <manifest:file-entry manifest:media-type="image/png" manifest:full-path="Pictures/100002010000036C000001F8207298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58cm" draw:z-index="0"><draw:image xlink:href="Pictures/1000020100000367000001EC251DA189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82cm" draw:z-index="1"><draw:image xlink:href="Pictures/100002010000036D000001F29FD45716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948cm" draw:z-index="2"><draw:image xlink:href="Pictures/100002010000036C000001F820729808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08cm" draw:z-index="3"><draw:image xlink:href="Pictures/1000020100000365000001E64DA12727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789cm" draw:z-index="4"><draw:image xlink:href="Pictures/1000020100000365000001E440A2C8D5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56cm" draw:z-index="5"><draw:image xlink:href="Pictures/1000020100000369000001EDFE3C2942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858cm" draw:z-index="6"><draw:image xlink:href="Pictures/1000020100000367000001ECD5678EB5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8" text:anchor-type="paragraph" svg:width="8.601cm" svg:height="4.817cm" draw:z-index="7"><draw:image xlink:href="Pictures/1000020100000367000001E8B11AB801.pn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2" draw:name="immagini9" text:anchor-type="paragraph" svg:width="8.601cm" svg:height="4.877cm" draw:z-index="8"><draw:image xlink:href="Pictures/1000020100000367000001EE47242EB0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10:47:44.19</meta:creation-date>
    <meta:document-statistic meta:table-count="1" meta:image-count="9" meta:object-count="0" meta:page-count="2" meta:paragraph-count="0" meta:word-count="0" meta:character-count="0"/>
    <dc:date>2015-10-10T10:49:28.26</dc:date>
    <dc:creator>Giovanni Gallo</dc:creator>
    <meta:editing-duration>PT1M44S</meta:editing-duration>
    <meta:editing-cycles>1</meta:editing-cycles>
    <meta:generator>OpenOffice/4.1.1$Win32 OpenOffice.org_project/411m6$Build-9775</meta:generator>
  </office:meta>
</office:document-meta>
</file>